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5BF0000044D1DBDB53BCC1790A7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0000005BF0000044D6F6458594B0291D9.png" manifest:media-type="image/png"/>
  <manifest:file-entry manifest:full-path="Pictures/2000000E0000634100004A4C2A08177FA3DF9654.svm" manifest:media-type="image/x-svm"/>
  <manifest:file-entry manifest:full-path="Pictures/10000200000005BF0000044DCAC35DE8BB1F7776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adornments="Normal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81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T1" style:family="text">
      <style:text-properties fo:font-size="14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Xamarin Shel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What is Shell?</text:p>
          </draw:text-box>
        </draw:frame>
        <draw:frame presentation:style-name="pr4" draw:text-style-name="P2" draw:layer="layout" svg:width="12.244cm" svg:height="9.423cm" svg:x="7.366cm" svg:y="7.345cm" presentation:class="outline" presentation:user-transformed="true">
          <draw:text-box>
            <text:list text:style-name="L2">
              <text:list-item>
                <text:p>Path of least resistance for dev’ing Xamarin apps</text:p>
              </text:list-item>
              <text:list-item>
                <text:p>Best out of the box solution for dev’ing a (simple) Android and iOS ap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2" draw:layer="layout" svg:width="18.313cm" svg:height="3.506cm" svg:x="4.903cm" svg:y="0.837cm" presentation:class="title" presentation:user-transformed="true">
          <draw:text-box>
            <text:p>Pros</text:p>
          </draw:text-box>
        </draw:frame>
        <draw:frame presentation:style-name="pr7" draw:text-style-name="P2" draw:layer="layout" svg:width="18.313cm" svg:height="13.529cm" svg:x="5.588cm" svg:y="6.283cm" presentation:class="outline" presentation:user-transformed="true">
          <draw:text-box>
            <text:list text:style-name="L2">
              <text:list-item>
                <text:p>Navigation</text:p>
              </text:list-item>
              <text:list-item>
                <text:p>Integrated Search</text:p>
              </text:list-item>
              <text:list-item>
                <text:p>Easy to theme &amp; customize</text:p>
              </text:list-item>
              <text:list-item>
                <text:p>Great for prototyping, designing apps and beginn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6" draw:text-style-name="P2" draw:layer="layout" svg:width="18.313cm" svg:height="3.506cm" svg:x="4.903cm" svg:y="0.837cm" presentation:class="title" presentation:user-transformed="true">
          <draw:text-box>
            <text:p>Cons</text:p>
          </draw:text-box>
        </draw:frame>
        <draw:frame presentation:style-name="pr7" draw:text-style-name="P2" draw:layer="layout" svg:width="18.313cm" svg:height="13.529cm" svg:x="5.309cm" svg:y="8.061cm" presentation:class="outline" presentation:user-transformed="true">
          <draw:text-box>
            <text:list text:style-name="L2">
              <text:list-item>
                <text:p>Navigation</text:p>
              </text:list-item>
              <text:list-item>
                <text:p>Potentially burdensome for novice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Example Use Cases</text:p>
          </draw:text-box>
        </draw:frame>
        <draw:frame presentation:style-name="pr10" draw:text-style-name="P2" draw:layer="layout" svg:width="24.108cm" svg:height="12.37cm" svg:x="3.81cm" svg:y="6.68cm" presentation:class="outline" presentation:user-transformed="true">
          <draw:text-box>
            <text:list text:style-name="L2">
              <text:list-item>
                <text:p text:style-name="P3">Weather app</text:p>
              </text:list-item>
              <text:list-item>
                <text:p text:style-name="P3">Merchandise app for site</text:p>
              </text:list-item>
              <text:list-item>
                <text:p text:style-name="P3">Conference app</text:p>
              </text:list-item>
              <text:list-item>
                <text:p>Wikipedia cli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>
          <draw:text-box>
            <text:p>Questions?</text:p>
          </draw:text-box>
        </draw:frame>
        <draw:frame presentation:style-name="pr4" draw:text-style-name="P2" draw:layer="layout" svg:width="12.244cm" svg:height="9.423cm" svg:x="7.882cm" svg:y="6.65cm" presentation:class="outline" presentation:user-transformed="true">
          <draw:text-box>
            <text:list text:style-name="L2">
              <text:list-item>
                <text:p>Linked repo contains: </text:p>
                <text:list>
                  <text:list-item>
                    <text:p>Project</text:p>
                  </text:list-item>
                  <text:list-item>
                    <text:p>Notes</text:p>
                  </text:list-item>
                  <text:list-item>
                    <text:p>Presentation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16.51cm" svg:height="0.831cm" svg:x="6.096cm" svg:y="12.885cm">
          <draw:text-box>
            <text:p><text:span text:style-name="T1"><text:a xlink:href="https://github.com/justinhorner/azdevelopnet-xamarin-shell" xlink:type="simple">https://github.com/justinhorner/azdevelopnet-xamarin-shell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Thank</text:p>
            <text:p>You!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" svg:font-family="'Liberation Sans'" style:font-adornments="Normal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4" svg:font-family="'DejaVu Sans'" style:font-adornments="Book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4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4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4" fo:font-size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4" fo:font-size="14pt"/>
    </style:style>
    <style:style style:name="MP10" style:family="paragraph">
      <style:paragraph-properties fo:text-align="center" style:writing-mode="lr-tb"/>
      <style:text-properties fo:color="#dddddd" style:font-name="DejaVu Sans4"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4" fo:font-size="14pt"/>
    </style:style>
    <style:style style:name="MP12" style:family="paragraph">
      <style:paragraph-properties fo:text-align="end" style:writing-mode="lr-tb"/>
      <style:text-properties fo:color="#dddddd" style:font-name="DejaVu Sans4"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4" fo:font-size="14pt"/>
    </style:style>
    <style:style style:name="MP14" style:family="paragraph">
      <style:paragraph-properties style:writing-mode="lr-tb"/>
      <style:text-properties fo:color="#dddddd" style:font-name="DejaVu Sans4" fo:font-size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4" fo:font-size="14pt"/>
    </style:style>
    <style:style style:name="MP16" style:family="paragraph">
      <style:paragraph-properties fo:text-align="center" style:writing-mode="lr-tb"/>
      <style:text-properties fo:color="#808080" style:font-name="DejaVu Sans4" fo:font-size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4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4" fo:font-size="14pt"/>
    </style:style>
    <style:style style:name="MT3" style:family="text">
      <style:text-properties fo:color="#808080" style:font-name="DejaVu Sans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5BF0000044DCAC35DE8BB1F7776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5BF0000044DCAC35DE8BB1F7776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5BF0000044D6F6458594B0291D9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5BF0000044D1DBDB53BCC1790A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3T18:04:32.398604046</meta:creation-date>
    <meta:editing-duration>PT1H52M1S</meta:editing-duration>
    <meta:editing-cycles>17</meta:editing-cycles>
    <meta:generator>LibreOffice/6.3.4.2$MacOSX_X86_64 LibreOffice_project/60da17e045e08f1793c57c00ba83cdfce946d0aa</meta:generator>
    <dc:title>Focus</dc:title>
    <dc:date>2020-04-15T13:15:01.241352064</dc:date>
    <meta:document-statistic meta:object-count="85"/>
  </office:meta>
</office:document-meta>
</file>